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ermania_Land">
            <text:p>Germania_Land</text:p>
          </table:table-cell>
          <table:table-cell office:value-type="string" office:value="radiocarbon">
            <text:p>radiocarbon</text:p>
          </table:table-cell>
          <table:table-cell office:value-type="string" office:value="TUa-124">
            <text:p>TUa-124</text:p>
          </table:table-cell>
          <table:table-cell office:value-type="float" office:value="76.933">
            <text:p>76.933</text:p>
          </table:table-cell>
          <table:table-cell office:value-type="float" office:value="-20.25">
            <text:p>-20.25</text:p>
          </table:table-cell>
          <table:table-cell office:value-type="float" office:value="9045.0">
            <text:p>9045.0</text:p>
          </table:table-cell>
          <table:table-cell office:value-type="float" office:value="90.0">
            <text:p>90.0</text:p>
          </table:table-cell>
          <table:table-cell office:value-type="string" office:value="Nuculana pernula">
            <text:p>Nuculana pernul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7.0">
            <text:p>27.0</text:p>
          </table:table-cell>
          <table:table-cell office:value-type="float" office:value="5.4">
            <text:p>5.4</text:p>
          </table:table-cell>
          <table:table-cell office:value-type="float" office:value="5.4">
            <text:p>5.4</text:p>
          </table:table-cell>
          <table:table-cell office:value-type="string" office:value="Landvik1994">
            <text:p>Landvik1994</text:p>
          </table:table-cell>
        </table:table-row>
        <table:table-row>
          <table:table-cell office:value-type="string" office:value="Germania_Land">
            <text:p>Germania_Land</text:p>
          </table:table-cell>
          <table:table-cell office:value-type="string" office:value="radiocarbon">
            <text:p>radiocarbon</text:p>
          </table:table-cell>
          <table:table-cell office:value-type="string" office:value="TUa-123">
            <text:p>TUa-123</text:p>
          </table:table-cell>
          <table:table-cell office:value-type="float" office:value="76.933">
            <text:p>76.933</text:p>
          </table:table-cell>
          <table:table-cell office:value-type="float" office:value="-20.25">
            <text:p>-20.25</text:p>
          </table:table-cell>
          <table:table-cell office:value-type="float" office:value="8685.0">
            <text:p>8685.0</text:p>
          </table:table-cell>
          <table:table-cell office:value-type="float" office:value="95.0">
            <text:p>95.0</text:p>
          </table:table-cell>
          <table:table-cell office:value-type="string" office:value="Nuculana pernula">
            <text:p>Nuculana pernul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7.0">
            <text:p>27.0</text:p>
          </table:table-cell>
          <table:table-cell office:value-type="float" office:value="5.4">
            <text:p>5.4</text:p>
          </table:table-cell>
          <table:table-cell office:value-type="float" office:value="5.4">
            <text:p>5.4</text:p>
          </table:table-cell>
          <table:table-cell office:value-type="string" office:value="Landvik1994">
            <text:p>Landvik1994</text:p>
          </table:table-cell>
        </table:table-row>
        <table:table-row>
          <table:table-cell office:value-type="string" office:value="Germania_Land">
            <text:p>Germania_Land</text:p>
          </table:table-cell>
          <table:table-cell office:value-type="string" office:value="radiocarbon">
            <text:p>radiocarbon</text:p>
          </table:table-cell>
          <table:table-cell office:value-type="string" office:value="T-9361">
            <text:p>T-9361</text:p>
          </table:table-cell>
          <table:table-cell office:value-type="float" office:value="76.917">
            <text:p>76.917</text:p>
          </table:table-cell>
          <table:table-cell office:value-type="float" office:value="-20.117">
            <text:p>-20.117</text:p>
          </table:table-cell>
          <table:table-cell office:value-type="float" office:value="8190.0">
            <text:p>8190.0</text:p>
          </table:table-cell>
          <table:table-cell office:value-type="float" office:value="95.0">
            <text:p>9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.5">
            <text:p>4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ndvik1994">
            <text:p>Landvik1994</text:p>
          </table:table-cell>
        </table:table-row>
        <table:table-row>
          <table:table-cell office:value-type="string" office:value="Germania_Land">
            <text:p>Germania_Land</text:p>
          </table:table-cell>
          <table:table-cell office:value-type="string" office:value="radiocarbon">
            <text:p>radiocarbon</text:p>
          </table:table-cell>
          <table:table-cell office:value-type="string" office:value="T-9362">
            <text:p>T-9362</text:p>
          </table:table-cell>
          <table:table-cell office:value-type="float" office:value="76.917">
            <text:p>76.917</text:p>
          </table:table-cell>
          <table:table-cell office:value-type="float" office:value="-20.117">
            <text:p>-20.117</text:p>
          </table:table-cell>
          <table:table-cell office:value-type="float" office:value="5745.0">
            <text:p>5745.0</text:p>
          </table:table-cell>
          <table:table-cell office:value-type="float" office:value="70.0">
            <text:p>7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.5">
            <text:p>8.5</text:p>
          </table:table-cell>
          <table:table-cell office:value-type="float" office:value="1.7000000000000002">
            <text:p>1.7000000000000002</text:p>
          </table:table-cell>
          <table:table-cell office:value-type="float" office:value="1.7000000000000002">
            <text:p>1.7000000000000002</text:p>
          </table:table-cell>
          <table:table-cell office:value-type="string" office:value="Landvik1994">
            <text:p>Landvik1994</text:p>
          </table:table-cell>
        </table:table-row>
        <table:table-row>
          <table:table-cell office:value-type="string" office:value="Germania_Land">
            <text:p>Germania_Land</text:p>
          </table:table-cell>
          <table:table-cell office:value-type="string" office:value="radiocarbon">
            <text:p>radiocarbon</text:p>
          </table:table-cell>
          <table:table-cell office:value-type="string" office:value="T-9363">
            <text:p>T-9363</text:p>
          </table:table-cell>
          <table:table-cell office:value-type="float" office:value="76.9">
            <text:p>76.9</text:p>
          </table:table-cell>
          <table:table-cell office:value-type="float" office:value="-20.167">
            <text:p>-20.167</text:p>
          </table:table-cell>
          <table:table-cell office:value-type="float" office:value="6730.0">
            <text:p>6730.0</text:p>
          </table:table-cell>
          <table:table-cell office:value-type="float" office:value="90.0">
            <text:p>9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.5">
            <text:p>5.5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Landvik1994">
            <text:p>Landvik1994</text:p>
          </table:table-cell>
        </table:table-row>
        <table:table-row>
          <table:table-cell office:value-type="string" office:value="Germania_Land">
            <text:p>Germania_Land</text:p>
          </table:table-cell>
          <table:table-cell office:value-type="string" office:value="radiocarbon">
            <text:p>radiocarbon</text:p>
          </table:table-cell>
          <table:table-cell office:value-type="string" office:value="T-9364_1">
            <text:p>T-9364_1</text:p>
          </table:table-cell>
          <table:table-cell office:value-type="float" office:value="76.9">
            <text:p>76.9</text:p>
          </table:table-cell>
          <table:table-cell office:value-type="float" office:value="-20.167">
            <text:p>-20.167</text:p>
          </table:table-cell>
          <table:table-cell office:value-type="float" office:value="5820.0">
            <text:p>5820.0</text:p>
          </table:table-cell>
          <table:table-cell office:value-type="float" office:value="80.0">
            <text:p>8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.8">
            <text:p>4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ndvik1994">
            <text:p>Landvik1994</text:p>
          </table:table-cell>
        </table:table-row>
        <table:table-row>
          <table:table-cell office:value-type="string" office:value="Germania_Land">
            <text:p>Germania_Land</text:p>
          </table:table-cell>
          <table:table-cell office:value-type="string" office:value="radiocarbon">
            <text:p>radiocarbon</text:p>
          </table:table-cell>
          <table:table-cell office:value-type="string" office:value="T-9372">
            <text:p>T-9372</text:p>
          </table:table-cell>
          <table:table-cell office:value-type="float" office:value="76.85">
            <text:p>76.85</text:p>
          </table:table-cell>
          <table:table-cell office:value-type="float" office:value="-19.95">
            <text:p>-19.95</text:p>
          </table:table-cell>
          <table:table-cell office:value-type="float" office:value="8265.0">
            <text:p>8265.0</text:p>
          </table:table-cell>
          <table:table-cell office:value-type="float" office:value="95.0">
            <text:p>95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3.0">
            <text:p>23.0</text:p>
          </table:table-cell>
          <table:table-cell office:value-type="float" office:value="4.6000000000000005">
            <text:p>4.6000000000000005</text:p>
          </table:table-cell>
          <table:table-cell office:value-type="float" office:value="4.6000000000000005">
            <text:p>4.6000000000000005</text:p>
          </table:table-cell>
          <table:table-cell office:value-type="string" office:value="Landvik1994">
            <text:p>Landvik1994</text:p>
          </table:table-cell>
        </table:table-row>
        <table:table-row>
          <table:table-cell office:value-type="string" office:value="Germania_Land">
            <text:p>Germania_Land</text:p>
          </table:table-cell>
          <table:table-cell office:value-type="string" office:value="radiocarbon">
            <text:p>radiocarbon</text:p>
          </table:table-cell>
          <table:table-cell office:value-type="string" office:value="T-9367">
            <text:p>T-9367</text:p>
          </table:table-cell>
          <table:table-cell office:value-type="float" office:value="77.85">
            <text:p>77.85</text:p>
          </table:table-cell>
          <table:table-cell office:value-type="float" office:value="-17.683">
            <text:p>-17.683</text:p>
          </table:table-cell>
          <table:table-cell office:value-type="float" office:value="7505.0">
            <text:p>7505.0</text:p>
          </table:table-cell>
          <table:table-cell office:value-type="float" office:value="40.0">
            <text:p>40.0</text:p>
          </table:table-cell>
          <table:table-cell office:value-type="string" office:value="Whale rib">
            <text:p>Whale rib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9.5">
            <text:p>19.5</text:p>
          </table:table-cell>
          <table:table-cell office:value-type="float" office:value="3.9000000000000004">
            <text:p>3.9000000000000004</text:p>
          </table:table-cell>
          <table:table-cell office:value-type="float" office:value="3.9000000000000004">
            <text:p>3.9000000000000004</text:p>
          </table:table-cell>
          <table:table-cell office:value-type="string" office:value="Landvik1994">
            <text:p>Landvik1994</text:p>
          </table:table-cell>
        </table:table-row>
        <table:table-row>
          <table:table-cell office:value-type="string" office:value="Germania_Land">
            <text:p>Germania_Land</text:p>
          </table:table-cell>
          <table:table-cell office:value-type="string" office:value="radiocarbon">
            <text:p>radiocarbon</text:p>
          </table:table-cell>
          <table:table-cell office:value-type="string" office:value="T-9370">
            <text:p>T-9370</text:p>
          </table:table-cell>
          <table:table-cell office:value-type="float" office:value="76.933">
            <text:p>76.933</text:p>
          </table:table-cell>
          <table:table-cell office:value-type="float" office:value="-20.05">
            <text:p>-20.05</text:p>
          </table:table-cell>
          <table:table-cell office:value-type="float" office:value="8480.0">
            <text:p>8480.0</text:p>
          </table:table-cell>
          <table:table-cell office:value-type="float" office:value="120.0">
            <text:p>120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7.0">
            <text:p>37.0</text:p>
          </table:table-cell>
          <table:table-cell office:value-type="float" office:value="7.4">
            <text:p>7.4</text:p>
          </table:table-cell>
          <table:table-cell office:value-type="float" office:value="7.4">
            <text:p>7.4</text:p>
          </table:table-cell>
          <table:table-cell office:value-type="string" office:value="Landvik1994">
            <text:p>Landvik1994</text:p>
          </table:table-cell>
        </table:table-row>
        <table:table-row>
          <table:table-cell office:value-type="string" office:value="Germania_Land">
            <text:p>Germania_Land</text:p>
          </table:table-cell>
          <table:table-cell office:value-type="string" office:value="radiocarbon">
            <text:p>radiocarbon</text:p>
          </table:table-cell>
          <table:table-cell office:value-type="string" office:value="T-9369">
            <text:p>T-9369</text:p>
          </table:table-cell>
          <table:table-cell office:value-type="float" office:value="77.267">
            <text:p>77.267</text:p>
          </table:table-cell>
          <table:table-cell office:value-type="float" office:value="-19.467">
            <text:p>-19.467</text:p>
          </table:table-cell>
          <table:table-cell office:value-type="float" office:value="8305.0">
            <text:p>8305.0</text:p>
          </table:table-cell>
          <table:table-cell office:value-type="float" office:value="95.0">
            <text:p>9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Landvik1994">
            <text:p>Landvik1994</text:p>
          </table:table-cell>
        </table:table-row>
        <table:table-row>
          <table:table-cell office:value-type="string" office:value="Germania_Land">
            <text:p>Germania_Land</text:p>
          </table:table-cell>
          <table:table-cell office:value-type="string" office:value="radiocarbon">
            <text:p>radiocarbon</text:p>
          </table:table-cell>
          <table:table-cell office:value-type="string" office:value="T-9371">
            <text:p>T-9371</text:p>
          </table:table-cell>
          <table:table-cell office:value-type="float" office:value="76.933">
            <text:p>76.933</text:p>
          </table:table-cell>
          <table:table-cell office:value-type="float" office:value="-20.05">
            <text:p>-20.05</text:p>
          </table:table-cell>
          <table:table-cell office:value-type="float" office:value="8040.0">
            <text:p>8040.0</text:p>
          </table:table-cell>
          <table:table-cell office:value-type="float" office:value="115.0">
            <text:p>11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Landvik1994">
            <text:p>Landvik1994</text:p>
          </table:table-cell>
        </table:table-row>
        <table:table-row>
          <table:table-cell office:value-type="string" office:value="Germania_Land">
            <text:p>Germania_Land</text:p>
          </table:table-cell>
          <table:table-cell office:value-type="string" office:value="radiocarbon">
            <text:p>radiocarbon</text:p>
          </table:table-cell>
          <table:table-cell office:value-type="string" office:value="T-9364_2">
            <text:p>T-9364_2</text:p>
          </table:table-cell>
          <table:table-cell office:value-type="float" office:value="77.833">
            <text:p>77.833</text:p>
          </table:table-cell>
          <table:table-cell office:value-type="float" office:value="-17.633">
            <text:p>-17.633</text:p>
          </table:table-cell>
          <table:table-cell office:value-type="float" office:value="9205.0">
            <text:p>9205.0</text:p>
          </table:table-cell>
          <table:table-cell office:value-type="float" office:value="100.0">
            <text:p>10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7.0">
            <text:p>47.0</text:p>
          </table:table-cell>
          <table:table-cell office:value-type="float" office:value="9.4">
            <text:p>9.4</text:p>
          </table:table-cell>
          <table:table-cell office:value-type="float" office:value="9.4">
            <text:p>9.4</text:p>
          </table:table-cell>
          <table:table-cell office:value-type="string" office:value="Landvik1994">
            <text:p>Landvik1994</text:p>
          </table:table-cell>
        </table:table-row>
        <table:table-row>
          <table:table-cell office:value-type="string" office:value="Germania_Land">
            <text:p>Germania_Land</text:p>
          </table:table-cell>
          <table:table-cell office:value-type="string" office:value="radiocarbon">
            <text:p>radiocarbon</text:p>
          </table:table-cell>
          <table:table-cell office:value-type="string" office:value="Ua-2759">
            <text:p>Ua-2759</text:p>
          </table:table-cell>
          <table:table-cell office:value-type="float" office:value="76.9">
            <text:p>76.9</text:p>
          </table:table-cell>
          <table:table-cell office:value-type="float" office:value="-20.167">
            <text:p>-20.167</text:p>
          </table:table-cell>
          <table:table-cell office:value-type="float" office:value="7990.0">
            <text:p>7990.0</text:p>
          </table:table-cell>
          <table:table-cell office:value-type="float" office:value="100.0">
            <text:p>10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0.6">
            <text:p>0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ndvik1994">
            <text:p>Landvik1994</text:p>
          </table:table-cell>
        </table:table-row>
        <table:table-row>
          <table:table-cell office:value-type="string" office:value="Germania_Land">
            <text:p>Germania_Land</text:p>
          </table:table-cell>
          <table:table-cell office:value-type="string" office:value="radiocarbon">
            <text:p>radiocarbon</text:p>
          </table:table-cell>
          <table:table-cell office:value-type="string" office:value="T-9368">
            <text:p>T-9368</text:p>
          </table:table-cell>
          <table:table-cell office:value-type="float" office:value="77.267">
            <text:p>77.267</text:p>
          </table:table-cell>
          <table:table-cell office:value-type="float" office:value="-19.467">
            <text:p>-19.467</text:p>
          </table:table-cell>
          <table:table-cell office:value-type="float" office:value="7790.0">
            <text:p>7790.0</text:p>
          </table:table-cell>
          <table:table-cell office:value-type="float" office:value="55.0">
            <text:p>5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Landvik1994">
            <text:p>Landvik199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